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DO DE PERDER A SALVAÇÃO</text:h>
      <text:p text:style-name="First_20_paragraph">É um sentimento muito comum, aos recém-convertidos ao Senhor, o medo de perderem a sua salvação, por notarem que o pecado continua a operar em sua carne. Como quem escreve estas linhas viveu também tal experiência e, pela graça de Deus, a superou, desejo ajudar os que sentem tal amargura que é o medo de se perderem novamente.</text:p>
      <text:p text:style-name="Text_20_body">Não é possível que isto aconteça, pois Cristo "com uma só oblação aperfeiçoou PARA SEMPRE os que são santificados" (<text:a xlink:type="simple" xlink:href="http://bibliaonline.com.br/acf/hb/10/14" text:style-name="Internet_20_link" text:visited-style-name="Visited_20_Internet_20_Link"><text:span text:style-name="Definition">Hebreus 10:14</text:span></text:a>). O medo de se perder a salvação ocorre quando o coração não está firme no fato de que a salvação não depende da nossa conduta, seja antes ou depois da conversão, mas unicamente da perfeição e eficácia da obra de Cristo na cruz. "Temos sido santificados pela oblação do corpo de Jesus Cristo, feita uma vez. Portanto, pode também salvar PERFEITAMENTE os que por ele se chegam a Deus, vivendo sempre para interceder por eles" (<text:a xlink:type="simple" xlink:href="http://bibliaonline.com.br/acf/hb/10/10" text:style-name="Internet_20_link" text:visited-style-name="Visited_20_Internet_20_Link"><text:span text:style-name="Definition">Hebreus 10:10</text:span></text:a>; <text:a xlink:type="simple" xlink:href="http://bibliaonline.com.br/acf/hb/7/25" text:style-name="Internet_20_link" text:visited-style-name="Visited_20_Internet_20_Link"><text:span text:style-name="Definition">7:25</text:span></text:a>).</text:p>
      <text:p text:style-name="Text_20_body">Por conseguinte, queridos remidos pelo precioso sangue de Cristo, não tenham medo, pois "se Deus é por nós, quem será contra nós? Aquele que nem a seu próprio Filho poupou, antes o entregou por todos nós, como nos não dará também com ele todas as coisas? Quem intentará acusação contra os escolhidos de Deus? É Deus quem os justifica. Quem os condenará? Pois é Cristo quem morreu..." (<text:a xlink:type="simple" xlink:href="http://bibliaonline.com.br/acf/rm/8/31-34" text:style-name="Internet_20_link" text:visited-style-name="Visited_20_Internet_20_Link"><text:span text:style-name="Definition">Romanos 8:31-34</text:span></text:a>).</text:p>
      <text:p text:style-name="Text_20_body">Quando um certo pregador voltou a visitar uma localidade onde havia estado um ano antes, aproximou-se dele uma recém-convertida, com lágrimas nos olhos, dizendo-lhe: --É horrível o que está acontecendo comigo! Já não sinto a felicidade de ser salva..."</text:p>
      <text:p text:style-name="Text_20_body">--Você está decepcionada consigo mesma?-- perguntou o visitante.</text:p>
      <text:p text:style-name="Text_20_body">--Sim-- foi a resposta --Sinto uma grande tristeza dentro de mim.</text:p>
      <text:p text:style-name="Text_20_body">--Vamos examinar, então, qual é a causa de sua tristeza-- disse ele, e continuou --Você acredita que, quando aceitou o Senhor Jesus como seu Salvador no ano passado, Ele sabia que você iria estar sentindo isto agora, assim como Ele sabe de tudo o que vai acontecer ao longo de sua vida?</text:p>
      <text:p text:style-name="Text_20_body">--Certamente que sim-- foi a resposta.</text:p>
      <text:p text:style-name="Text_20_body">--Você já sabe que Ele não a desprezou quando foi a Ele, como promete na Sua Palavra: "Aquele que vem a mim, de maneira nenhuma o lançarei fora" (<text:a xlink:type="simple" xlink:href="http://bibliaonline.com.br/acf/jo/6/37" text:style-name="Internet_20_link" text:visited-style-name="Visited_20_Internet_20_Link"><text:span text:style-name="Definition">João 6:37</text:span></text:a>). Agora você se sente decepcionada consigo mesmo, mas deve perceber que o Senhor, quando a aceitou, já sabia que isto ia acontecer, e a aceitou assim mesmo. Você não acha, então, que o seu temor reflete uma certa desconfiança do que o Senhor Jesus Cristo fez na cruz do Calvário, por você e por cada um que n'Ele crê?</text:p>
      <text:p text:style-name="Text_20_body">O rosto da jovem, antes choroso e triste, iluminou-se com alegria e gozo, pois estas reflexões devolveram a paz e o sossego à sua alma.</text:p>
      <text:p text:style-name="Text_20_body">No coração de cada filho de Deus deve reinar o gozo e a paz por reconhecer que o amado Senhor Jesus não morreu na cruz somente por um número limitado dos nossos pecados, mas por TODOS eles. Deus conhece de antemão a nossa vida e natureza, e não limita o Seu amor à nossa <text:soft-page-break/>fidelidade. Lemos esta verdade no <text:a xlink:type="simple" xlink:href="http://bibliaonline.com.br/acf/sl/103" text:style-name="Internet_20_link" text:visited-style-name="Visited_20_Internet_20_Link"><text:span text:style-name="Definition">Salmos 103</text:span></text:a>, que diz: "Ele conhece a nossa estrutura; lembra-se de que somos pó" (<text:a xlink:type="simple" xlink:href="http://bibliaonline.com.br/acf/sl/103/14" text:style-name="Internet_20_link" text:visited-style-name="Visited_20_Internet_20_Link"><text:span text:style-name="Definition">v. 14</text:span></text:a>).</text:p>
      <text:p text:style-name="Text_20_body">Lemos, pois, que o Senhor Jesus levou "em seu corpo os nossos pecados sobre o madeiro". Sim, querido leitor, "Cristo padeceu uma vez pelos pecados, o justo pelos injustos, para levar-nos a Deus" (<text:a xlink:type="simple" xlink:href="http://bibliaonline.com.br/acf/1pe/2/24" text:style-name="Internet_20_link" text:visited-style-name="Visited_20_Internet_20_Link"><text:span text:style-name="Definition">1 Pd. 2:24</text:span></text:a>; <text:a xlink:type="simple" xlink:href="http://bibliaonline.com.br/acf/1pe/3/18" text:style-name="Internet_20_link" text:visited-style-name="Visited_20_Internet_20_Link"><text:span text:style-name="Definition">3:18</text:span></text:a>). Aos que confiam n'Ele como seu Salvador, Cristo salva-os eternamente!</text:p>
      <text:p text:style-name="Text_20_body">Autor desconhec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DO DE PERDER A SALVAÇÃO</dc:title>
    <dc:date>2019-03-05T17:12:53.406882048</dc:date>
    <meta:editing-duration>PT18S</meta:editing-duration>
    <meta:editing-cycles>1</meta:editing-cycles>
    <meta:document-statistic meta:table-count="0" meta:image-count="0" meta:object-count="0" meta:page-count="2" meta:paragraph-count="15" meta:word-count="594" meta:character-count="3341" meta:non-whitespace-character-count="2769"/>
    <meta:generator>LibreOffice/6.0.7.3$Linux_X86_64 LibreOffice_project/00m0$Build-3</meta:generator>
  </office:meta>
</office:document-meta>
</file>